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cb7" officeooo:paragraph-rsid="001e6cb7"/>
    </style:style>
    <style:style style:name="P2" style:family="paragraph" style:parent-style-name="Standard">
      <style:text-properties fo:color="#610506" officeooo:rsid="001e6cb7" officeooo:paragraph-rsid="001e6cb7"/>
    </style:style>
    <style:style style:name="P3" style:family="paragraph" style:parent-style-name="Standard">
      <style:text-properties fo:color="#000000" style:text-underline-style="solid" style:text-underline-width="auto" style:text-underline-color="font-color" officeooo:rsid="001e6cb7" officeooo:paragraph-rsid="001e6cb7"/>
    </style:style>
    <style:style style:name="P4" style:family="paragraph">
      <style:paragraph-properties fo:text-align="center"/>
    </style:style>
    <style:style style:name="P5" style:family="paragraph">
      <loext:graphic-properties draw:fill-color="#fff450"/>
      <style:paragraph-properties fo:text-align="center"/>
    </style:style>
    <style:style style:name="P6" style:family="paragraph">
      <loext:graphic-properties draw:fill-color="#87d1d1"/>
    </style:style>
    <style:style style:name="P7" style:family="paragraph">
      <loext:graphic-properties draw:fill-color="#8f187c"/>
    </style:style>
    <style:style style:name="P8" style:family="paragraph">
      <loext:graphic-properties draw:fill-color="#8f93c7"/>
    </style:style>
    <style:style style:name="P9" style:family="paragraph">
      <loext:graphic-properties draw:fill-color="#b2b2b2"/>
    </style:style>
    <style:style style:name="P10" style:family="paragraph">
      <style:text-properties fo:font-size="12pt"/>
    </style:style>
    <style:style style:name="P11" style:family="paragraph">
      <loext:graphic-properties draw:fill-color="#ed1c24"/>
      <style:text-properties fo:font-size="12pt"/>
    </style:style>
    <style:style style:name="P12" style:family="paragraph">
      <loext:graphic-properties draw:fill-color="#00a65d"/>
      <style:text-properties fo:font-size="12pt"/>
    </style:style>
    <style:style style:name="P13" style:family="paragraph">
      <loext:graphic-properties draw:fill-color="#ce181e"/>
    </style:style>
    <style:style style:name="P14" style:family="paragraph">
      <loext:graphic-properties draw:fill-color="#111111"/>
      <style:text-properties fo:font-size="12pt"/>
    </style:style>
    <style:style style:name="P15" style:family="paragraph">
      <loext:graphic-properties draw:fill-color="#009598"/>
      <style:text-properties fo:font-size="12pt"/>
    </style:style>
    <style:style style:name="P16" style:family="paragraph">
      <loext:graphic-properties draw:fill-color="#610506"/>
    </style:style>
    <style:style style:name="P17" style:family="paragraph">
      <loext:graphic-properties draw:fill-color="#808080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e6cb7" style:font-weight-asian="bold" style:font-weight-complex="bold"/>
    </style:style>
    <style:style style:name="T4" style:family="text">
      <style:text-properties style:text-underline-style="none" fo:font-weight="bold" officeooo:rsid="001fd26a" style:font-weight-asian="bold" style:font-weight-complex="bold"/>
    </style:style>
    <style:style style:name="T5" style:family="text">
      <style:text-properties fo:color="#8f187c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8f187c" style:text-underline-style="solid" style:text-underline-width="auto" style:text-underline-color="font-color" fo:font-weight="bold" officeooo:rsid="001e6cb7" style:font-weight-asian="bold" style:font-weight-complex="bold"/>
    </style:style>
    <style:style style:name="T7" style:family="text">
      <style:text-properties fo:color="#610506" style:text-underline-style="none" fo:font-weight="bold" style:font-weight-asian="bold" style:font-weight-complex="bold"/>
    </style:style>
    <style:style style:name="T8" style:family="text">
      <style:text-properties fo:color="#fff200" style:text-underline-style="none" fo:font-weight="bold" style:font-weight-asian="bold" style:font-weight-complex="bold"/>
    </style:style>
    <style:style style:name="T9" style:family="text">
      <style:text-properties fo:color="#454fa1" style:text-underline-style="none" fo:font-weight="bold" style:font-weight-asian="bold" style:font-weight-complex="bold"/>
    </style:style>
    <style:style style:name="T10" style:family="text">
      <style:text-properties fo:color="#ed1c24" style:text-underline-style="none" fo:font-weight="bold" style:font-weight-asian="bold" style:font-weight-complex="bold"/>
    </style:style>
    <style:style style:name="gr1" style:family="graphic">
      <style:graphic-properties draw:fill-color="#fff450" draw:textarea-horizontal-align="justify" draw:textarea-vertical-align="middle" draw:auto-grow-height="false" fo:min-height="6.615cm" fo:min-width="6.6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87d1d1" draw:textarea-horizontal-align="justify" draw:textarea-vertical-align="middle" draw:auto-grow-height="false" fo:min-height="1.235cm" fo:min-width="3.9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8f187c" draw:textarea-horizontal-align="justify" draw:textarea-vertical-align="middle" draw:auto-grow-height="false" fo:min-height="1.235cm" fo:min-width="3.9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8f93c7" draw:textarea-horizontal-align="justify" draw:textarea-vertical-align="middle" draw:auto-grow-height="false" fo:min-height="1.235cm" fo:min-width="3.9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b2b2b2" draw:textarea-horizontal-align="justify" draw:textarea-vertical-align="middle" draw:auto-grow-height="false" fo:min-height="1.147cm" fo:min-width="3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d1c24" draw:textarea-horizontal-align="justify" draw:textarea-vertical-align="middle" draw:auto-grow-height="false" fo:min-height="1.281cm" fo:min-width="3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a65d" draw:textarea-horizontal-align="justify" draw:textarea-vertical-align="middle" draw:auto-grow-height="false" fo:min-height="1.261cm" fo:min-width="3.7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ce181e" draw:textarea-horizontal-align="justify" draw:textarea-vertical-align="middle" draw:auto-grow-height="false" fo:min-height="0.353cm" fo:min-width="1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111111" draw:textarea-horizontal-align="justify" draw:textarea-vertical-align="middle" draw:auto-grow-height="false" fo:min-height="0.312cm" fo:min-width="1.5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009598" draw:textarea-horizontal-align="justify" draw:textarea-vertical-align="middle" draw:auto-grow-height="false" fo:min-height="0.279cm" fo:min-width="1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610506" draw:textarea-horizontal-align="justify" draw:textarea-vertical-align="middle" draw:auto-grow-height="false" fo:min-height="0.275cm" fo:min-width="1.4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8f187c" draw:textarea-horizontal-align="justify" draw:textarea-vertical-align="middle" draw:auto-grow-height="false" fo:min-height="0.298cm" fo:min-width="1.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808080" draw:textarea-horizontal-align="justify" draw:textarea-vertical-align="middle" draw:auto-grow-height="false" fo:min-height="0.279cm" fo:min-width="1.3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<text:span text:style-name="T5"><text:s/></text:span><text:span text:style-name="T6">PROJECT-05:-</text:span></text:p>
      <text:p text:style-name="Standard"><text:span text:style-name="T3"/></text:p>
      <text:p text:style-name="P1"><text:span text:style-name="T10">AIM:-</text:span><text:span text:style-name="T2"> </text:span><text:span text:style-name="T7">In this project we are going to design a Washing machine controller</text:span></text:p>
      <text:p text:style-name="P2"><text:span text:style-name="T2"><text:s/>which we required the following requirements.</text:span></text:p>
      <text:p text:style-name="P2"><text:span text:style-name="T2">1). Check for the drain switch is closed or not.if it is open,wait until all water drains out and then check the empty water tank switch</text:span></text:p>
      <text:p text:style-name="P2"><text:span text:style-name="T2">2). If water tank is empty then is turn on relay to close the drain value.After <text:s/>the drain is closed</text:span></text:p>
      <text:p text:style-name="P2"><text:span text:style-name="T2">3). Ask user to set the washing timer val</text:span><text:span text:style-name="T4">v</text:span><text:span text:style-name="T2">e</text:span></text:p>
      <text:p text:style-name="P2"><text:span text:style-name="T2">4). Run the washing motor till the timer time elaspe</text:span></text:p>
      <text:p text:style-name="P2"><text:span text:style-name="T2">5).After completing the washing drai opens and after a few mins drain closes and it beeps indicating that the washing is completed.</text:span></text:p>
      <text:p text:style-name="P2"><text:span text:style-name="T2">6). During water draining buzzer beeps until the drain value is again closed.</text:span></text:p>
      <text:p text:style-name="P2"><text:span text:style-name="T2">7).Use LCD 20*4 based menu to show the machine status,timers and settings etc.</text:span></text:p>
      <text:p text:style-name="P2"><text:span text:style-name="T2"/></text:p>
      <text:p text:style-name="P3"><text:span text:style-name="T1">BLOCK DIAGRAM:-</text:span></text:p>
      <text:p text:style-name="P3"><text:span text:style-name="T1"/></text:p>
      <text:p text:style-name="P3"><draw:custom-shape text:anchor-type="paragraph" draw:z-index="12" draw:name="Shape13" draw:style-name="gr13" draw:text-style-name="P17" svg:width="1.502cm" svg:height="0.555cm" svg:x="12.446cm" svg:y="6.8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12" draw:style-name="gr12" draw:text-style-name="P7" svg:width="1.588cm" svg:height="0.595cm" svg:x="12.358cm" svg:y="4.4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11" draw:style-name="gr11" draw:text-style-name="P16" svg:width="1.676cm" svg:height="0.551cm" svg:x="12.423cm" svg:y="2.2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10" draw:style-name="gr10" draw:text-style-name="P15" svg:width="1.747cm" svg:height="0.558cm" svg:x="3.341cm" svg:y="6.9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9" draw:style-name="gr9" draw:text-style-name="P14" svg:width="1.772cm" svg:height="0.623cm" svg:x="3.187cm" svg:y="4.69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8" draw:style-name="gr8" draw:text-style-name="P13" svg:width="1.742cm" svg:height="0.706cm" svg:x="3.297cm" svg:y="2.27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7" draw:style-name="gr7" draw:text-style-name="P12" svg:width="3.775cm" svg:height="1.262cm" svg:x="14.453cm" svg:y="6.375cm"><text:p text:style-name="P10"><text:s text:c="8"/>MOTOR</text:p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11" svg:width="3.795cm" svg:height="1.281cm" svg:x="14.432cm" svg:y="3.928cm"><text:p text:style-name="P10">LCD(20*4)display</text:p><draw:enhanced-geometry svg:viewBox="0 0 21600 21600" draw:type="rectangle" draw:enhanced-path="M 0 0 L 21600 0 21600 21600 0 21600 0 0 Z N"/></draw:custom-shape><draw:custom-shape text:anchor-type="paragraph" draw:z-index="4" draw:name="Shape5" draw:style-name="gr5" draw:text-style-name="P9" svg:width="3.816cm" svg:height="1.147cm" svg:x="14.452cm" svg:y="1.921cm"><text:p><text:s text:c="7"/>BUZZER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8" svg:width="3.948cm" svg:height="1.235cm" svg:x="-0.848cm" svg:y="6.551cm"><text:p><text:s text:c="10"/>VALVE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7" svg:width="3.904cm" svg:height="1.235cm" svg:x="-0.871cm" svg:y="4.258cm"><text:p><text:s text:c="11"/>TANK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6" svg:width="3.947cm" svg:height="1.235cm" svg:x="-0.871cm" svg:y="1.965cm"><text:p><text:s text:c="9"/>DRAIN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5" svg:width="6.615cm" svg:height="6.615cm" svg:x="5.457cm" svg:y="1.48cm"><text:p text:style-name="P4">ARDUINO UNO</text:p><text:p text:style-name="P4">(ATMEGA 328)</text:p><draw:enhanced-geometry svg:viewBox="0 0 21600 21600" draw:type="rectangle" draw:enhanced-path="M 0 0 L 21600 0 21600 21600 0 21600 0 0 Z N"/></draw:custom-shap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9T11:31:37.518526769</meta:creation-date>
    <dc:date>2023-02-19T11:51:15.329598873</dc:date>
    <meta:editing-duration>PT9M25S</meta:editing-duration>
    <meta:editing-cycles>1</meta:editing-cycles>
    <meta:document-statistic meta:table-count="0" meta:image-count="0" meta:object-count="0" meta:page-count="1" meta:paragraph-count="11" meta:word-count="135" meta:character-count="807" meta:non-whitespace-character-count="637"/>
    <meta:generator>LibreOffice/6.0.7.3$Linux_X86_64 LibreOffice_project/00m0$Build-3</meta:generator>
  </office:meta>
</office:document-meta>
</file>